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fo:line-height="120%" fo:widows="1" fo:text-indent="0cm" style:auto-text-indent="false" fo:padding="0cm" fo:border="none"/>
      <style:text-properties style:font-name="Calibri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Text_20_body">
      <style:paragraph-properties fo:margin-left="0.238cm" fo:margin-right="0cm" fo:margin-top="0cm" fo:margin-bottom="0.714cm" fo:line-height="120%" fo:widows="1" fo:text-indent="0cm" style:auto-text-indent="false" fo:padding="0cm" fo:border="none"/>
      <style:text-properties style:font-name="Calibri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Text_20_body">
      <style:paragraph-properties fo:margin-left="0.476cm" fo:margin-right="0.476cm" fo:margin-top="0cm" fo:margin-bottom="0cm" fo:line-height="120%" fo:widows="1" fo:text-indent="0cm" style:auto-text-indent="false" fo:padding="0cm" fo:border="none"/>
    </style:style>
    <style:style style:name="T1" style:family="text">
      <style:text-properties fo:font-size="9.75pt"/>
    </style:style>
    <style:style style:name="T2" style:family="text">
      <style:text-properties fo:font-variant="normal" fo:text-transform="none" fo:color="#2b2b2b" style:font-name="inherit" fo:font-size="13.5pt" fo:letter-spacing="normal" fo:font-style="normal" fo:font-weight="normal"/>
    </style:style>
    <style:style style:name="T3" style:family="text">
      <style:text-properties fo:font-variant="normal" fo:text-transform="none" fo:color="#2b2b2b" fo:font-size="13.5pt" fo:letter-spacing="normal" fo:font-style="normal" fo:font-weight="normal"/>
    </style:style>
    <style:style style:name="T4" style:family="text">
      <style:text-properties fo:font-variant="normal" fo:text-transform="none" fo:color="#2b2b2b" style:font-name="Calibri" fo:font-size="13.5pt" fo:letter-spacing="normal" fo:font-style="normal" fo:font-weight="normal"/>
    </style:style>
    <style:style style:name="T5" style:family="text">
      <style:text-properties fo:font-variant="normal" fo:text-transform="none" fo:color="#2b2b2b" style:font-name="Calibri" fo:letter-spacing="normal" fo:font-style="normal" fo:font-weight="normal"/>
    </style:style>
    <style:style style:name="T6" style:family="text">
      <style:text-properties fo:font-variant="normal" fo:text-transform="none" fo:color="#2b2b2b" style:font-name="Calibri" fo:letter-spacing="norm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2b2b2b" style:font-name="Calibri" fo:font-size="13pt" fo:letter-spacing="normal" fo:font-style="normal" fo:font-weight="normal" style:font-size-asian="13pt" style:font-size-complex="13pt"/>
    </style:style>
    <style:style style:name="T8" style:family="text">
      <style:text-properties fo:font-variant="normal" fo:text-transform="none" fo:color="#2b2b2b" style:font-name="Calibri" fo:font-size="13pt" fo:letter-spacing="normal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variant="normal" fo:text-transform="none" fo:color="#2b2b2b" style:font-name="Calibri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2b2b2b" style:font-name="Calibri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2b2b2b" style:font-name="Calibri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2b2b2b" style:font-name="Calibri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2b2b2b" style:font-name="Calibri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2b2b2b" style:font-name="Calibri" fo:font-size="12pt" fo:letter-spacing="normal" fo:font-style="normal" fo:font-weight="normal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2b2b2b" style:font-name="Calibri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2b2b2b" style:font-name="Calibri" fo:font-size="12pt" fo:letter-spacing="normal" fo:font-style="normal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2b2b2b" style:font-name="Calibri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2b2b2b" style:font-name="Calibri" fo:font-size="12pt" fo:letter-spacing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b2b2b" style:font-name="Calibri" fo:font-size="12pt" fo:letter-spacing="normal" fo:font-weight="normal" style:font-size-asian="12pt" style:font-size-complex="12pt"/>
    </style:style>
    <style:style style:name="T20" style:family="text">
      <style:text-properties fo:font-variant="normal" fo:text-transform="none" fo:color="#2b2b2b" style:font-name="Calibri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variant="normal" fo:text-transform="none" fo:color="#2b2b2b" style:font-name="Calibri" fo:font-size="12pt" fo:letter-spacing="normal" fo:font-style="italic" fo:font-weight="normal" style:font-size-asian="12pt" style:font-style-asian="italic" style:font-size-complex="12pt" style:font-style-complex="italic"/>
    </style:style>
    <style:style style:name="T22" style:family="text">
      <style:text-properties fo:font-variant="normal" fo:text-transform="none" fo:color="#2b2b2b" fo:font-size="13pt" fo:letter-spacing="normal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dd0000" style:text-line-through-style="none" style:font-name="inherit" fo:font-size="13.5pt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dd0000" style:text-line-through-style="none" fo:font-size="13.5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dd0000" style:text-line-through-style="none" style:font-name="Calibri" fo:font-size="13.5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dd0000" style:text-line-through-style="none" style:font-name="Calibri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fo:color="#dd0000" style:text-line-through-style="none" style:font-name="Calibri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dd0000" style:text-line-through-style="none" style:font-name="Calibri" fo:font-size="13pt" fo:letter-spacing="normal" fo:font-style="normal" style:text-underline-style="none" fo:font-weight="normal" style:text-blinking="false" style:font-size-asian="13pt" style:font-size-complex="13pt"/>
    </style:style>
    <style:style style:name="T29" style:family="text">
      <style:text-properties fo:font-variant="normal" fo:text-transform="none" fo:color="#dd0000" style:text-line-through-style="none" style:font-name="Calibri" fo:font-size="13pt" fo:letter-spacing="normal" fo:font-style="normal" style:text-underline-style="none" fo:font-weight="normal" style:text-blinking="false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variant="normal" fo:text-transform="none" fo:color="#dd0000" style:text-line-through-style="none" style:font-name="Calibri" fo:font-size="10pt" fo:letter-spacing="normal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dd0000" style:text-line-through-style="none" style:font-name="Calibri" fo:font-size="10pt" fo:letter-spacing="normal" fo:font-style="normal" style:text-underline-style="none" fo:font-weight="normal" style:text-blinking="false" style:font-size-asian="10pt" style:font-size-complex="10pt"/>
    </style:style>
    <style:style style:name="T32" style:family="text">
      <style:text-properties fo:font-variant="normal" fo:text-transform="none" fo:color="#dd0000" style:text-line-through-style="none" style:font-name="Calibri" fo:font-size="11pt" fo:letter-spacing="normal" fo:font-style="normal" style:text-underline-style="none" fo:font-weight="normal" style:text-blinking="false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variant="normal" fo:text-transform="none" fo:color="#dd0000" style:text-line-through-style="none" style:font-name="Calibri" fo:font-size="11pt" fo:letter-spacing="normal" fo:font-style="normal" style:text-underline-style="none" fo:font-weight="normal" style:text-blinking="false" style:font-size-asian="11pt" style:font-size-complex="11pt"/>
    </style:style>
    <style:style style:name="T34" style:family="text">
      <style:text-properties fo:font-variant="normal" fo:text-transform="none" fo:color="#dd0000" style:text-line-through-style="none" style:font-name="Calibri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dd0000" style:text-line-through-style="none" style:font-name="Calibri" fo:font-size="12pt" fo:letter-spacing="normal" fo:font-style="normal" style:text-underline-style="none" fo:font-weight="normal" style:text-blinking="false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dd0000" style:text-line-through-style="none" style:font-name="Calibri" fo:font-size="12pt" fo:letter-spacing="normal" fo:font-style="normal" style:text-underline-style="none" fo:font-weight="normal" style:text-blinking="false" style:font-size-asian="12pt" style:font-size-complex="12pt"/>
    </style:style>
    <style:style style:name="T37" style:family="text">
      <style:text-properties fo:font-variant="normal" fo:text-transform="none" fo:color="#dd0000" style:text-line-through-style="none" style:font-name="Calibri" fo:font-size="12pt" fo:letter-spacing="normal" fo:font-style="normal" style:text-underline-style="none" style:text-blinking="false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fo:color="#dd0000" style:text-line-through-style="none" style:font-name="Calibri" fo:font-size="12pt" fo:letter-spacing="normal" fo:font-style="normal" style:text-underline-style="none" fo:font-weight="bold" style:text-blinking="false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dd0000" style:text-line-through-style="none" style:font-name="Calibri" fo:font-size="12pt" fo:letter-spacing="normal" style:text-underline-style="none" fo:font-weight="normal" style:text-blinking="false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dd0000" style:text-line-through-style="none" style:font-name="Calibri" fo:font-size="12pt" fo:letter-spacing="normal" style:text-underline-style="none" fo:font-weight="normal" style:text-blinking="false" style:font-size-asian="12pt" style:font-size-complex="12pt"/>
    </style:style>
    <style:style style:name="T41" style:family="text">
      <style:text-properties fo:font-variant="normal" fo:text-transform="none" fo:color="#dd0000" style:text-line-through-style="none" style:font-name="Calibri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variant="normal" fo:text-transform="none" fo:color="#dd0000" style:text-line-through-style="none" style:font-name="Calibri" fo:font-size="12pt" fo:letter-spacing="normal" fo:font-style="italic" style:text-underline-style="none" fo:font-weight="normal" style:text-blinking="false" style:font-size-asian="12pt" style:font-style-asian="italic" style:font-size-complex="12pt" style:font-style-complex="italic"/>
    </style:style>
    <style:style style:name="T43" style:family="text">
      <style:text-properties fo:font-variant="normal" fo:text-transform="none" fo:color="#dd0000" style:text-line-through-style="none" fo:font-size="13pt" fo:letter-spacing="normal" fo:font-style="normal" style:text-underline-style="none" fo:font-weight="normal" style:text-blinking="false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fo:font-variant="normal" fo:text-transform="none" style:font-name="Calibri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style:text-line-through-style="none" style:font-name="Calibri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font-name="Calibri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Calibri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ckelegender til Norge</text:p>
      <text:p text:style-name="Standard"/>
      <text:p text:style-name="Standard"><draw:frame draw:style-name="fr1" draw:name="Ramme1" text:anchor-type="paragraph" svg:width="17.304cm" draw:z-index="0"><draw:text-box fo:min-height="0.041cm"><text:section text:style-name="Sect1" text:name="byline"><text:list xml:id="list630196586761663469" text:style-name="L1"><text:list-header><text:p text:style-name="P2"><text:span text:style-name="T48">Neste sommer kan norske fans få hoppe rundt til både «Run To The Hills» og «Number Of The Beast» når Iron Maiden spiller på Telenor Arena.</text:span></text:p></text:list-header></text:list></text:section><text:section text:style-name="Sect1" text:name="article-body-text"><text:section text:style-name="Sect1" text:name="wid-article-body-full"><text:p text:style-name="P4"/></text:section><text:p text:style-name="Text_20_body"><text:span text:style-name="T46">&lt;p&gt;Rockebandet slapp nylig albumet </text:span><text:a xlink:type="simple" xlink:href="http://www.vg.no/rampelys/musikk/musikkanmeldelser/plateanmeldelse-iron-maiden-the-book-of-souls/a/23517233/" office:target-frame-name="_blank" xlink:show="new" text:style-name="Internet_20_link" text:visited-style-name="Visited_20_Internet_20_Link"><text:span text:style-name="T47">«The Book of Souls»</text:span></text:a><text:span text:style-name="T46">, som gikk </text:span><text:a xlink:type="simple" xlink:href="http://www.vg.no/rampelys/musikk/vg-lista/iron-maiden-gruser-a-ha-paa-vg-lista/a/23524503/" office:target-frame-name="_blank" xlink:show="new" text:style-name="Internet_20_link" text:visited-style-name="Visited_20_Internet_20_Link"><text:span text:style-name="T47">rett til topps på VG-lista</text:span></text:a><text:span text:style-name="T46">, og det er dette albumet, og en rekke andre låter, de nå tar med seg på turné.&lt;br&gt;</text:span></text:p><text:p text:style-name="P1"> Den 15. juni neste år står Oslo og Telenor Arena på plakaten, melder konsertarrangøren Live Nation i en pressemelding.&lt;/p&gt;</text:p><text:p text:style-name="P1"/><text:p text:style-name="P1">&lt;p&gt;«Vi gleder oss til å komme tilbake på turné. Maiden elsker turnélivet, og å komme ut til våre fans er også det vi liker best. [...] Telenor Arena er et flott sted å holde konsert. Sist vi var i Oslo var i 2011, så det blir flott å få se all fansen vår der igjen»,sier vokalisten Bruce Dickinson.&lt;br&gt;</text:p><text:p text:style-name="P1">Da bandet legger ut på turneen neste år har det gått 19 måneder siden de sist var på veien - da med «Maiden England»-turneen.&lt;/p&gt;</text:p><text:p text:style-name="P1"/><text:p text:style-name="P1">&lt;p&gt;&lt;strong&gt;Svensk oppvarming&lt;/strong&gt;&lt;br&gt;</text:p><text:p text:style-name="Text_20_body"><text:span text:style-name="T46">Iron Maidens siste album, «The Book of Souls», som kom i begynnelsen av september fikk en </text:span><text:a xlink:type="simple" xlink:href="http://www.vg.no/rampelys/musikk/musikkanmeldelser/plateanmeldelse-ghost-meliora/a/23508251/" office:target-frame-name="_blank" xlink:show="new" text:style-name="Internet_20_link" text:visited-style-name="Visited_20_Internet_20_Link"><text:span text:style-name="T47">femmer på terningen</text:span></text:a><text:span text:style-name="T46"> av VGs anmelder, som mente at «Ingen kan Iron Maiden bedre enn Iron Maiden.»</text:span></text:p><text:p text:style-name="Text_20_body"><text:span text:style-name="T46">Det er det svenske bandet Ghost som varmer opp for rockelegendene. Svenskene ga nylig ut albumet </text:span><text:a xlink:type="simple" xlink:href="http://www.vg.no/rampelys/musikk/musikkanmeldelser/plateanmeldelse-ghost-meliora/a/23508251/" office:target-frame-name="_blank" xlink:show="new" text:style-name="Internet_20_link" text:visited-style-name="Visited_20_Internet_20_Link"><text:span text:style-name="T47">«Meliora»</text:span></text:a><text:span text:style-name="T46">, som fikk en firer på terningen av VGs anmelder.&lt;br&gt;</text:span></text:p><text:p text:style-name="P1">I tillegg til at rockelegendene tar turen innom Oslo på neste års turné, skal bandet besøke 34 andre land - og gjøre sitt første besøk i Kina og El Salvador.</text:p><text:p text:style-name="P1">Iron Maiden har siden 1975 laget rockelåter for fans verden over, og sluppet store hits som «The Trooper», «Speed Of Light» og «Fear Of The Dark».&lt;/p&gt;</text:p><text:p text:style-name="P1"/><text:p text:style-name="Text_20_body"><text:span text:style-name="T46">&lt;p&gt;Bruce Dickinson forlot Iron Maiden i 1993 for å fokusere på sin egen solokarriere, men bandet ble gjenforent seks år senere. Han ble kåret til årets mann innen musikk i Storbritannia i 2006. </text:span><text:span text:style-name="T47">I juli 2011 ble Dickinson tildelt en æresdoktorgrad i musikk ved Queen Mary, University of London, der han studerte historie på 1970-tallet.&lt;/p&gt;</text:span></text:p><text:p text:style-name="Text_20_body"><text:span text:style-name="T46">&lt;p&gt;Iron Maiden har hatt </text:span><text:a xlink:type="simple" xlink:href="http://lista.vg.no/artist/iron-maiden/446" office:target-frame-name="_blank" xlink:show="new" text:style-name="Internet_20_link" text:visited-style-name="Visited_20_Internet_20_Link"><text:span text:style-name="T47">23 album inne på VG-lista</text:span></text:a><text:span text:style-name="T46">, og kan skilte med en tredjeplass som beste notering på VG-lista Topp 20 - da med låten </text:span><text:a xlink:type="simple" xlink:href="http://lista.vg.no/artist/iron-maiden/singel/be-quick-or-be-dead/2317" office:target-frame-name="_blank" xlink:show="new" text:style-name="Internet_20_link" text:visited-style-name="Visited_20_Internet_20_Link"><text:span text:style-name="T47">«Be Quick Or Be Dead»</text:span></text:a><text:span text:style-name="T46">.&lt;/p&gt;</text:span></text:p><text:p text:style-name="Text_20_body"><text:span text:style-name="T46"/></text:p><text:p text:style-name="Text_20_body"><text:span text:style-name="T46">&lt;strong&gt;FELICIA AVLSING&lt;/strong&gt;</text:span></text:p><text:p text:style-name="Text_20_body"><text:span text:style-name="T46"/></text:p><text:p text:style-name="Text_20_body"><text:span text:style-name="T46">/images/IronMaiden2.jpg</text:span></text:p></text:section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6T09:47:11.84</meta:creation-date>
    <meta:document-statistic meta:table-count="0" meta:image-count="0" meta:object-count="0" meta:page-count="1" meta:paragraph-count="15" meta:word-count="369" meta:character-count="2140"/>
    <dc:date>2015-10-26T09:52:21.27</dc:date>
    <meta:editing-duration>PT5M9S</meta:editing-duration>
    <meta:editing-cycles>1</meta:editing-cycles>
    <meta:generator>OpenOffice/4.1.1$Win32 OpenOffice.org_project/411m6$Build-9775</meta:generator>
  </office:meta>
</office:document-meta>
</file>